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ListPanel.enableFil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ListPanel.setFiles( String [ ]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istPanel.add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Panel.FileListPanel( String title , String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ListPanel.FileListPanel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ListPanel.fireFile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istPanel.FileLi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ListPanel.FileListPanel( ChangeListener 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List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ListPanel.ge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ListPanel.actionPerformed(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leListPanel.delete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ListPanel.clear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Panel.addFilenam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Panel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